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ESTADISTICA APLICADA. ACTIVITATS AVALUACIÓ BLOC II.</text:p>
          </table:table-cell>
          <table:table-cell table:number-columns-repeated="6"/>
          <table:table-cell office:value-type="string">
            <text:p>Antonio José Sánchez Mas <text:s/>4305458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MUNICIPI:</text:p>
          </table:table-cell>
          <table:table-cell table:number-columns-repeated="2"/>
          <table:table-cell table:style-name="ce2" office:value-type="string">
            <text:p>NOMBRE DE EMPRESES EN REGIM GENERAL:</text:p>
          </table:table-cell>
          <table:table-cell table:number-columns-repeated="3"/>
          <table:table-cell table:style-name="ce2" office:value-type="string">
            <text:p>SUPERFICIE:</text:p>
          </table:table-cell>
          <table:table-cell table:number-columns-repeated="2"/>
        </table:table-row>
        <table:table-row table:style-name="ro2">
          <table:table-cell office:value-type="string">
            <text:p>ALAIOR</text:p>
          </table:table-cell>
          <table:table-cell table:number-columns-repeated="2"/>
          <table:table-cell office:value-type="float" office:value="321">
            <text:p>321</text:p>
          </table:table-cell>
          <table:table-cell table:number-columns-repeated="3"/>
          <table:table-cell office:value-type="float" office:value="109.86">
            <text:p>109,86</text:p>
          </table:table-cell>
          <table:table-cell office:value-type="float" office:value="1269.219">
            <text:p>1269,22</text:p>
          </table:table-cell>
          <table:table-cell office:value-type="string">
            <text:p><text:s text:c="2"/></text:p>
          </table:table-cell>
        </table:table-row>
        <table:table-row table:style-name="ro2">
          <table:table-cell office:value-type="string">
            <text:p>ALARO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3"/>
          <table:table-cell office:value-type="float" office:value="45.72">
            <text:p>45,72</text:p>
          </table:table-cell>
          <table:table-cell office:value-type="float" office:value="2090.318">
            <text:p>2090,32</text:p>
          </table:table-cell>
          <table:table-cell/>
        </table:table-row>
        <table:table-row table:style-name="ro2">
          <table:table-cell office:value-type="string">
            <text:p>ALCUDIA</text:p>
          </table:table-cell>
          <table:table-cell table:number-columns-repeated="2"/>
          <table:table-cell office:value-type="float" office:value="645">
            <text:p>645</text:p>
          </table:table-cell>
          <table:table-cell table:number-columns-repeated="3"/>
          <table:table-cell office:value-type="float" office:value="60.02">
            <text:p>60,02</text:p>
          </table:table-cell>
          <table:table-cell office:value-type="float" office:value="3602.4">
            <text:p>3602,4</text:p>
          </table:table-cell>
          <table:table-cell/>
        </table:table-row>
        <table:table-row table:style-name="ro2">
          <table:table-cell office:value-type="string">
            <text:p>ALGAIDA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3"/>
          <table:table-cell office:value-type="float" office:value="89.78">
            <text:p>89,78</text:p>
          </table:table-cell>
          <table:table-cell office:value-type="float" office:value="8060.448">
            <text:p>8060,45</text:p>
          </table:table-cell>
          <table:table-cell/>
        </table:table-row>
        <table:table-row table:style-name="ro2">
          <table:table-cell office:value-type="string">
            <text:p>ANDRATX</text:p>
          </table:table-cell>
          <table:table-cell table:number-columns-repeated="2"/>
          <table:table-cell office:value-type="float" office:value="449">
            <text:p>449</text:p>
          </table:table-cell>
          <table:table-cell table:number-columns-repeated="3"/>
          <table:table-cell office:value-type="float" office:value="81.46">
            <text:p>81,46</text:p>
          </table:table-cell>
          <table:table-cell office:value-type="float" office:value="6635.731">
            <text:p>6635,73</text:p>
          </table:table-cell>
          <table:table-cell/>
        </table:table-row>
        <table:table-row table:style-name="ro2">
          <table:table-cell office:value-type="string">
            <text:p>ARIANY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office:value-type="float" office:value="23.14">
            <text:p>23,14</text:p>
          </table:table-cell>
          <table:table-cell office:value-type="float" office:value="535.459">
            <text:p>535,46</text:p>
          </table:table-cell>
          <table:table-cell/>
        </table:table-row>
        <table:table-row table:style-name="ro2">
          <table:table-cell office:value-type="string">
            <text:p>ARTA</text:p>
          </table:table-cell>
          <table:table-cell table:number-columns-repeated="2"/>
          <table:table-cell office:value-type="float" office:value="248">
            <text:p>248</text:p>
          </table:table-cell>
          <table:table-cell table:number-columns-repeated="3"/>
          <table:table-cell office:value-type="float" office:value="139.79">
            <text:p>139,79</text:p>
          </table:table-cell>
          <table:table-cell office:value-type="float" office:value="19541.244">
            <text:p>19541,24</text:p>
          </table:table-cell>
          <table:table-cell/>
        </table:table-row>
        <table:table-row table:style-name="ro2">
          <table:table-cell office:value-type="string">
            <text:p>BANYALBUFAR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18.06">
            <text:p>18,06</text:p>
          </table:table-cell>
          <table:table-cell office:value-type="float" office:value="326.163">
            <text:p>326,16</text:p>
          </table:table-cell>
          <table:table-cell/>
        </table:table-row>
        <table:table-row table:style-name="ro2">
          <table:table-cell office:value-type="string">
            <text:p>BINISSALEM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office:value-type="float" office:value="29.77">
            <text:p>29,77</text:p>
          </table:table-cell>
          <table:table-cell office:value-type="float" office:value="886.252">
            <text:p>886,25</text:p>
          </table:table-cell>
          <table:table-cell/>
        </table:table-row>
        <table:table-row table:style-name="ro2">
          <table:table-cell office:value-type="string">
            <text:p>BUGUER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8.29">
            <text:p>8,29</text:p>
          </table:table-cell>
          <table:table-cell office:value-type="float" office:value="68.724">
            <text:p>68,72</text:p>
          </table:table-cell>
          <table:table-cell/>
        </table:table-row>
        <table:table-row table:style-name="ro2">
          <table:table-cell office:value-type="string">
            <text:p>BUNYOLA</text:p>
          </table:table-cell>
          <table:table-cell table:number-columns-repeated="2"/>
          <table:table-cell office:value-type="float" office:value="139">
            <text:p>139</text:p>
          </table:table-cell>
          <table:table-cell table:number-columns-repeated="3"/>
          <table:table-cell office:value-type="float" office:value="84.7">
            <text:p>84,7</text:p>
          </table:table-cell>
          <table:table-cell office:value-type="float" office:value="7174.09">
            <text:p>7174,09</text:p>
          </table:table-cell>
          <table:table-cell/>
        </table:table-row>
        <table:table-row table:style-name="ro2">
          <table:table-cell office:value-type="string">
            <text:p>CALVIA</text:p>
          </table:table-cell>
          <table:table-cell table:number-columns-repeated="2"/>
          <table:table-cell office:value-type="float" office:value="2080">
            <text:p>2080</text:p>
          </table:table-cell>
          <table:table-cell table:number-columns-repeated="3"/>
          <table:table-cell office:value-type="float" office:value="145.02">
            <text:p>145,02</text:p>
          </table:table-cell>
          <table:table-cell office:value-type="float" office:value="21030.8">
            <text:p>21030,8</text:p>
          </table:table-cell>
          <table:table-cell/>
        </table:table-row>
        <table:table-row table:style-name="ro2">
          <table:table-cell office:value-type="string">
            <text:p>CAMPANET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3"/>
          <table:table-cell office:value-type="float" office:value="34.65">
            <text:p>34,65</text:p>
          </table:table-cell>
          <table:table-cell office:value-type="float" office:value="1200.622">
            <text:p>1200,62</text:p>
          </table:table-cell>
          <table:table-cell/>
        </table:table-row>
        <table:table-row table:style-name="ro2">
          <table:table-cell office:value-type="string">
            <text:p>CAMPOS</text:p>
          </table:table-cell>
          <table:table-cell table:number-columns-repeated="2"/>
          <table:table-cell office:value-type="float" office:value="339">
            <text:p>339</text:p>
          </table:table-cell>
          <table:table-cell table:number-columns-repeated="3"/>
          <table:table-cell office:value-type="float" office:value="149.69">
            <text:p>149,69</text:p>
          </table:table-cell>
          <table:table-cell office:value-type="float" office:value="22407.096">
            <text:p>22407,1</text:p>
          </table:table-cell>
          <table:table-cell/>
        </table:table-row>
        <table:table-row table:style-name="ro2">
          <table:table-cell office:value-type="string">
            <text:p>CADPDEPERA</text:p>
          </table:table-cell>
          <table:table-cell table:number-columns-repeated="2"/>
          <table:table-cell office:value-type="float" office:value="437">
            <text:p>437</text:p>
          </table:table-cell>
          <table:table-cell table:number-columns-repeated="3"/>
          <table:table-cell office:value-type="float" office:value="54.92">
            <text:p>54,92</text:p>
          </table:table-cell>
          <table:table-cell office:value-type="float" office:value="3016.206">
            <text:p>3016,21</text:p>
          </table:table-cell>
          <table:table-cell/>
        </table:table-row>
        <table:table-row table:style-name="ro2">
          <table:table-cell office:value-type="string">
            <text:p>CASTELL, ES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3"/>
          <table:table-cell office:value-type="float" office:value="11.66">
            <text:p>11,66</text:p>
          </table:table-cell>
          <table:table-cell office:value-type="float" office:value="135.955">
            <text:p>135,96</text:p>
          </table:table-cell>
          <table:table-cell/>
        </table:table-row>
        <table:table-row table:style-name="ro2">
          <table:table-cell office:value-type="string">
            <text:p>CIUTADELLA DE MENORCA</text:p>
          </table:table-cell>
          <table:table-cell table:number-columns-repeated="2"/>
          <table:table-cell office:value-type="float" office:value="1065">
            <text:p>1065</text:p>
          </table:table-cell>
          <table:table-cell table:number-columns-repeated="3"/>
          <table:table-cell office:value-type="float" office:value="186.34">
            <text:p>186,34</text:p>
          </table:table-cell>
          <table:table-cell office:value-type="float" office:value="34722.595">
            <text:p>34722,6</text:p>
          </table:table-cell>
          <table:table-cell/>
        </table:table-row>
        <table:table-row table:style-name="ro2">
          <table:table-cell office:value-type="string">
            <text:p>CONSELL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13.7">
            <text:p>13,7</text:p>
          </table:table-cell>
          <table:table-cell office:value-type="float" office:value="187.69">
            <text:p>187,69</text:p>
          </table:table-cell>
          <table:table-cell/>
        </table:table-row>
        <table:table-row table:style-name="ro2">
          <table:table-cell office:value-type="string">
            <text:p>COSTITX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  <table:table-cell office:value-type="float" office:value="15.37">
            <text:p>15,37</text:p>
          </table:table-cell>
          <table:table-cell office:value-type="float" office:value="236.236">
            <text:p>236,24</text:p>
          </table:table-cell>
          <table:table-cell/>
        </table:table-row>
        <table:table-row table:style-name="ro2">
          <table:table-cell office:value-type="string">
            <text:p>DEIA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3"/>
          <table:table-cell office:value-type="float" office:value="15.21">
            <text:p>15,21</text:p>
          </table:table-cell>
          <table:table-cell office:value-type="float" office:value="231.344">
            <text:p>231,34</text:p>
          </table:table-cell>
          <table:table-cell/>
        </table:table-row>
        <table:table-row table:style-name="ro2">
          <table:table-cell office:value-type="string">
            <text:p>EIVISSA</text:p>
          </table:table-cell>
          <table:table-cell table:number-columns-repeated="2"/>
          <table:table-cell office:value-type="float" office:value="2374">
            <text:p>2374</text:p>
          </table:table-cell>
          <table:table-cell table:number-columns-repeated="3"/>
          <table:table-cell office:value-type="float" office:value="11.14">
            <text:p>11,14</text:p>
          </table:table-cell>
          <table:table-cell office:value-type="float" office:value="124.099">
            <text:p>124,1</text:p>
          </table:table-cell>
          <table:table-cell/>
        </table:table-row>
        <table:table-row table:style-name="ro2">
          <table:table-cell office:value-type="string">
            <text:p>ESCORCA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39.39">
            <text:p>139,39</text:p>
          </table:table-cell>
          <table:table-cell office:value-type="float" office:value="19429.572">
            <text:p>19429,57</text:p>
          </table:table-cell>
          <table:table-cell/>
        </table:table-row>
        <table:table-row table:style-name="ro2">
          <table:table-cell office:value-type="string">
            <text:p>ESPORLES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3"/>
          <table:table-cell office:value-type="float" office:value="35.29">
            <text:p>35,29</text:p>
          </table:table-cell>
          <table:table-cell office:value-type="float" office:value="1245.384">
            <text:p>1245,38</text:p>
          </table:table-cell>
          <table:table-cell/>
        </table:table-row>
        <table:table-row table:style-name="ro2">
          <table:table-cell office:value-type="string">
            <text:p>ESTELLENS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3.44">
            <text:p>13,44</text:p>
          </table:table-cell>
          <table:table-cell office:value-type="float" office:value="180.633">
            <text:p>180,63</text:p>
          </table:table-cell>
          <table:table-cell/>
        </table:table-row>
        <table:table-row table:style-name="ro2">
          <table:table-cell office:value-type="string">
            <text:p>FELANITX</text:p>
          </table:table-cell>
          <table:table-cell table:number-columns-repeated="2"/>
          <table:table-cell office:value-type="float" office:value="615">
            <text:p>615</text:p>
          </table:table-cell>
          <table:table-cell table:number-columns-repeated="3"/>
          <table:table-cell office:value-type="float" office:value="169.79">
            <text:p>169,79</text:p>
          </table:table-cell>
          <table:table-cell office:value-type="float" office:value="28828.644">
            <text:p>28828,64</text:p>
          </table:table-cell>
          <table:table-cell/>
        </table:table-row>
        <table:table-row table:style-name="ro2">
          <table:table-cell office:value-type="string">
            <text:p>FERRERIES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3"/>
          <table:table-cell office:value-type="float" office:value="66.09">
            <text:p>66,09</text:p>
          </table:table-cell>
          <table:table-cell office:value-type="float" office:value="4367.888">
            <text:p>4367,89</text:p>
          </table:table-cell>
          <table:table-cell/>
        </table:table-row>
        <table:table-row table:style-name="ro2">
          <table:table-cell office:value-type="string">
            <text:p>FORMENTERA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  <table:table-cell office:value-type="float" office:value="83.24">
            <text:p>83,24</text:p>
          </table:table-cell>
          <table:table-cell office:value-type="float" office:value="6928.897">
            <text:p>6928,9</text:p>
          </table:table-cell>
          <table:table-cell/>
        </table:table-row>
        <table:table-row table:style-name="ro2">
          <table:table-cell office:value-type="string">
            <text:p>FORNALUTX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/>
          <table:table-cell office:value-type="float" office:value="19.49">
            <text:p>19,49</text:p>
          </table:table-cell>
          <table:table-cell office:value-type="float" office:value="379.86">
            <text:p>379,86</text:p>
          </table:table-cell>
          <table:table-cell/>
        </table:table-row>
        <table:table-row table:style-name="ro2">
          <table:table-cell office:value-type="string">
            <text:p>INCA</text:p>
          </table:table-cell>
          <table:table-cell table:number-columns-repeated="2"/>
          <table:table-cell office:value-type="float" office:value="863">
            <text:p>863</text:p>
          </table:table-cell>
          <table:table-cell table:number-columns-repeated="3"/>
          <table:table-cell office:value-type="float" office:value="58.34">
            <text:p>58,34</text:p>
          </table:table-cell>
          <table:table-cell office:value-type="float" office:value="3403.555">
            <text:p>3403,56</text:p>
          </table:table-cell>
          <table:table-cell/>
        </table:table-row>
        <table:table-row table:style-name="ro2">
          <table:table-cell office:value-type="string">
            <text:p>LLORET DE VISTALEGRE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17.44">
            <text:p>17,44</text:p>
          </table:table-cell>
          <table:table-cell office:value-type="float" office:value="304.153">
            <text:p>304,15</text:p>
          </table:table-cell>
          <table:table-cell/>
        </table:table-row>
        <table:table-row table:style-name="ro2">
          <table:table-cell office:value-type="string">
            <text:p>LLOSETA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3"/>
          <table:table-cell office:value-type="float" office:value="12.1">
            <text:p>12,1</text:p>
          </table:table-cell>
          <table:table-cell office:value-type="float" office:value="146.41">
            <text:p>146,41</text:p>
          </table:table-cell>
          <table:table-cell/>
        </table:table-row>
        <table:table-row table:style-name="ro2">
          <table:table-cell office:value-type="string">
            <text:p>LLUBI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3"/>
          <table:table-cell office:value-type="float" office:value="34.92">
            <text:p>34,92</text:p>
          </table:table-cell>
          <table:table-cell office:value-type="float" office:value="1219.406">
            <text:p>1219,41</text:p>
          </table:table-cell>
          <table:table-cell/>
        </table:table-row>
        <table:table-row table:style-name="ro2">
          <table:table-cell office:value-type="string">
            <text:p>LLUCMAJOR</text:p>
          </table:table-cell>
          <table:table-cell table:number-columns-repeated="2"/>
          <table:table-cell office:value-type="float" office:value="785">
            <text:p>785</text:p>
          </table:table-cell>
          <table:table-cell table:number-columns-repeated="3"/>
          <table:table-cell office:value-type="float" office:value="327.33">
            <text:p>327,33</text:p>
          </table:table-cell>
          <table:table-cell office:value-type="float" office:value="107144.928">
            <text:p>107144,93</text:p>
          </table:table-cell>
          <table:table-cell/>
        </table:table-row>
        <table:table-row table:style-name="ro2">
          <table:table-cell office:value-type="string">
            <text:p>MANACOR</text:p>
          </table:table-cell>
          <table:table-cell table:number-columns-repeated="2"/>
          <table:table-cell office:value-type="float" office:value="1364">
            <text:p>1364</text:p>
          </table:table-cell>
          <table:table-cell table:number-columns-repeated="3"/>
          <table:table-cell office:value-type="float" office:value="260.31">
            <text:p>260,31</text:p>
          </table:table-cell>
          <table:table-cell office:value-type="float" office:value="67761.296">
            <text:p>67761,3</text:p>
          </table:table-cell>
          <table:table-cell/>
        </table:table-row>
        <table:table-row table:style-name="ro2">
          <table:table-cell office:value-type="string">
            <text:p>MANCOR DE LA VALL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19.89">
            <text:p>19,89</text:p>
          </table:table-cell>
          <table:table-cell office:value-type="float" office:value="395.612">
            <text:p>395,61</text:p>
          </table:table-cell>
          <table:table-cell/>
        </table:table-row>
        <table:table-row table:style-name="ro2">
          <table:table-cell office:value-type="string">
            <text:p>MAO</text:p>
          </table:table-cell>
          <table:table-cell table:number-columns-repeated="2"/>
          <table:table-cell office:value-type="float" office:value="1315">
            <text:p>1315</text:p>
          </table:table-cell>
          <table:table-cell table:number-columns-repeated="3"/>
          <table:table-cell office:value-type="float" office:value="117.2">
            <text:p>117,2</text:p>
          </table:table-cell>
          <table:table-cell office:value-type="float" office:value="13735.84">
            <text:p>13735,84</text:p>
          </table:table-cell>
          <table:table-cell/>
        </table:table-row>
        <table:table-row table:style-name="ro2">
          <table:table-cell office:value-type="string">
            <text:p>MARIA DE LA SALUD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3"/>
          <table:table-cell office:value-type="float" office:value="30.52">
            <text:p>30,52</text:p>
          </table:table-cell>
          <table:table-cell office:value-type="float" office:value="931.47">
            <text:p>931,47</text:p>
          </table:table-cell>
          <table:table-cell/>
        </table:table-row>
        <table:table-row table:style-name="ro2">
          <table:table-cell office:value-type="string">
            <text:p>MARRATXI</text:p>
          </table:table-cell>
          <table:table-cell table:number-columns-repeated="2"/>
          <table:table-cell office:value-type="float" office:value="898">
            <text:p>898</text:p>
          </table:table-cell>
          <table:table-cell table:number-columns-repeated="3"/>
          <table:table-cell office:value-type="float" office:value="54.22">
            <text:p>54,22</text:p>
          </table:table-cell>
          <table:table-cell office:value-type="float" office:value="2939.808">
            <text:p>2939,81</text:p>
          </table:table-cell>
          <table:table-cell/>
        </table:table-row>
        <table:table-row table:style-name="ro2">
          <table:table-cell office:value-type="string">
            <text:p>ES MERCADAL</text:p>
          </table:table-cell>
          <table:table-cell table:number-columns-repeated="2"/>
          <table:table-cell office:value-type="float" office:value="195">
            <text:p>195</text:p>
          </table:table-cell>
          <table:table-cell table:number-columns-repeated="3"/>
          <table:table-cell office:value-type="float" office:value="138.34">
            <text:p>138,34</text:p>
          </table:table-cell>
          <table:table-cell office:value-type="float" office:value="19137.955">
            <text:p>19137,96</text:p>
          </table:table-cell>
          <table:table-cell/>
        </table:table-row>
        <table:table-row table:style-name="ro2">
          <table:table-cell office:value-type="string">
            <text:p>ES MIGJORN GRAN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/>
          <table:table-cell office:value-type="float" office:value="31.42">
            <text:p>31,42</text:p>
          </table:table-cell>
          <table:table-cell office:value-type="float" office:value="987.216">
            <text:p>987,22</text:p>
          </table:table-cell>
          <table:table-cell/>
        </table:table-row>
        <table:table-row table:style-name="ro2">
          <table:table-cell office:value-type="string">
            <text:p>MONTUIRI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3"/>
          <table:table-cell office:value-type="float" office:value="41.13">
            <text:p>41,13</text:p>
          </table:table-cell>
          <table:table-cell office:value-type="float" office:value="1691.676">
            <text:p>1691,68</text:p>
          </table:table-cell>
          <table:table-cell/>
        </table:table-row>
        <table:table-row table:style-name="ro2">
          <table:table-cell office:value-type="string">
            <text:p>MURO</text:p>
          </table:table-cell>
          <table:table-cell table:number-columns-repeated="2"/>
          <table:table-cell office:value-type="float" office:value="265">
            <text:p>265</text:p>
          </table:table-cell>
          <table:table-cell table:number-columns-repeated="3"/>
          <table:table-cell office:value-type="float" office:value="58.61">
            <text:p>58,61</text:p>
          </table:table-cell>
          <table:table-cell office:value-type="float" office:value="3435.132">
            <text:p>3435,13</text:p>
          </table:table-cell>
          <table:table-cell/>
        </table:table-row>
        <table:table-row table:style-name="ro2">
          <table:table-cell office:value-type="string">
            <text:p>PALMA DE MALLORCA</text:p>
          </table:table-cell>
          <table:table-cell table:number-columns-repeated="2"/>
          <table:table-cell office:value-type="float" office:value="14541">
            <text:p>14541</text:p>
          </table:table-cell>
          <table:table-cell table:number-columns-repeated="3"/>
          <table:table-cell office:value-type="float" office:value="208.63">
            <text:p>208,63</text:p>
          </table:table-cell>
          <table:table-cell office:value-type="float" office:value="43526.476">
            <text:p>43526,48</text:p>
          </table:table-cell>
          <table:table-cell/>
        </table:table-row>
        <table:table-row table:style-name="ro2">
          <table:table-cell office:value-type="string">
            <text:p>PETRA</text:p>
          </table:table-cell>
          <table:table-cell table:number-columns-repeated="2"/>
          <table:table-cell office:value-type="float" office:value="92">
            <text:p>92</text:p>
          </table:table-cell>
          <table:table-cell table:number-columns-repeated="3"/>
          <table:table-cell office:value-type="float" office:value="70.04">
            <text:p>70,04</text:p>
          </table:table-cell>
          <table:table-cell office:value-type="float" office:value="4905.601">
            <text:p>4905,6</text:p>
          </table:table-cell>
          <table:table-cell/>
        </table:table-row>
        <table:table-row table:style-name="ro2">
          <table:table-cell office:value-type="string">
            <text:p>POBLA, SA</text:p>
          </table:table-cell>
          <table:table-cell table:number-columns-repeated="2"/>
          <table:table-cell office:value-type="float" office:value="345">
            <text:p>345</text:p>
          </table:table-cell>
          <table:table-cell table:number-columns-repeated="3"/>
          <table:table-cell office:value-type="float" office:value="48.59">
            <text:p>48,59</text:p>
          </table:table-cell>
          <table:table-cell office:value-type="float" office:value="2360.988">
            <text:p>2360,99</text:p>
          </table:table-cell>
          <table:table-cell/>
        </table:table-row>
        <table:table-row table:style-name="ro2">
          <table:table-cell office:value-type="string">
            <text:p>POLLENÇA</text:p>
          </table:table-cell>
          <table:table-cell table:number-columns-repeated="2"/>
          <table:table-cell office:value-type="float" office:value="658">
            <text:p>658</text:p>
          </table:table-cell>
          <table:table-cell table:number-columns-repeated="3"/>
          <table:table-cell office:value-type="float" office:value="151.65">
            <text:p>151,65</text:p>
          </table:table-cell>
          <table:table-cell office:value-type="float" office:value="22997.722">
            <text:p>22997,72</text:p>
          </table:table-cell>
          <table:table-cell/>
        </table:table-row>
        <table:table-row table:style-name="ro2">
          <table:table-cell office:value-type="string">
            <text:p>PORRERES</text:p>
          </table:table-cell>
          <table:table-cell table:number-columns-repeated="2"/>
          <table:table-cell office:value-type="float" office:value="158">
            <text:p>158</text:p>
          </table:table-cell>
          <table:table-cell table:number-columns-repeated="3"/>
          <table:table-cell office:value-type="float" office:value="86.91">
            <text:p>86,91</text:p>
          </table:table-cell>
          <table:table-cell office:value-type="float" office:value="7553.348">
            <text:p>7553,35</text:p>
          </table:table-cell>
          <table:table-cell/>
        </table:table-row>
        <table:table-row table:style-name="ro2">
          <table:table-cell office:value-type="string">
            <text:p>PUIGPUNYENT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3"/>
          <table:table-cell office:value-type="float" office:value="42.31">
            <text:p>42,31</text:p>
          </table:table-cell>
          <table:table-cell office:value-type="float" office:value="1790.136">
            <text:p>1790,14</text:p>
          </table:table-cell>
          <table:table-cell/>
        </table:table-row>
        <table:table-row table:style-name="ro2">
          <table:table-cell office:value-type="string">
            <text:p>SES SALINES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3"/>
          <table:table-cell office:value-type="float" office:value="39.12">
            <text:p>39,12</text:p>
          </table:table-cell>
          <table:table-cell office:value-type="float" office:value="1530.374">
            <text:p>1530,37</text:p>
          </table:table-cell>
          <table:table-cell/>
        </table:table-row>
        <table:table-row table:style-name="ro2">
          <table:table-cell office:value-type="string">
            <text:p>SANT ANTONI DE PORTMANY</text:p>
          </table:table-cell>
          <table:table-cell table:number-columns-repeated="2"/>
          <table:table-cell office:value-type="float" office:value="673">
            <text:p>673</text:p>
          </table:table-cell>
          <table:table-cell table:number-columns-repeated="3"/>
          <table:table-cell office:value-type="float" office:value="126.8">
            <text:p>126,8</text:p>
          </table:table-cell>
          <table:table-cell office:value-type="float" office:value="16078.24">
            <text:p>16078,24</text:p>
          </table:table-cell>
          <table:table-cell/>
        </table:table-row>
        <table:table-row table:style-name="ro2">
          <table:table-cell office:value-type="string">
            <text:p>SANT JOAN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3"/>
          <table:table-cell office:value-type="float" office:value="38.54">
            <text:p>38,54</text:p>
          </table:table-cell>
          <table:table-cell office:value-type="float" office:value="1485.331">
            <text:p>1485,33</text:p>
          </table:table-cell>
          <table:table-cell/>
        </table:table-row>
        <table:table-row table:style-name="ro2">
          <table:table-cell office:value-type="string">
            <text:p>SANT JOAN DE LABRITJA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3"/>
          <table:table-cell office:value-type="float" office:value="121.66">
            <text:p>121,66</text:p>
          </table:table-cell>
          <table:table-cell office:value-type="float" office:value="14801.155">
            <text:p>14801,16</text:p>
          </table:table-cell>
          <table:table-cell/>
        </table:table-row>
        <table:table-row table:style-name="ro2">
          <table:table-cell office:value-type="string">
            <text:p>SANT JOSEP DE SA TALAIA</text:p>
          </table:table-cell>
          <table:table-cell table:number-columns-repeated="2"/>
          <table:table-cell office:value-type="float" office:value="710">
            <text:p>710</text:p>
          </table:table-cell>
          <table:table-cell table:number-columns-repeated="3"/>
          <table:table-cell office:value-type="float" office:value="159.38">
            <text:p>159,38</text:p>
          </table:table-cell>
          <table:table-cell office:value-type="float" office:value="24454.704">
            <text:p>24454,7</text:p>
          </table:table-cell>
          <table:table-cell/>
        </table:table-row>
        <table:table-row table:style-name="ro2">
          <table:table-cell office:value-type="string">
            <text:p>SANT LLORENÇ DES CARDESSAR</text:p>
          </table:table-cell>
          <table:table-cell table:number-columns-repeated="2"/>
          <table:table-cell office:value-type="float" office:value="190">
            <text:p>190</text:p>
          </table:table-cell>
          <table:table-cell table:number-columns-repeated="3"/>
          <table:table-cell office:value-type="float" office:value="82.08">
            <text:p>82,08</text:p>
          </table:table-cell>
          <table:table-cell office:value-type="float" office:value="6737.126">
            <text:p>6737,13</text:p>
          </table:table-cell>
          <table:table-cell/>
        </table:table-row>
        <table:table-row table:style-name="ro2">
          <table:table-cell office:value-type="string">
            <text:p>SANT LLUIS</text:p>
          </table:table-cell>
          <table:table-cell table:number-columns-repeated="2"/>
          <table:table-cell office:value-type="float" office:value="199">
            <text:p>199</text:p>
          </table:table-cell>
          <table:table-cell table:number-columns-repeated="3"/>
          <table:table-cell office:value-type="float" office:value="34.75">
            <text:p>34,75</text:p>
          </table:table-cell>
          <table:table-cell office:value-type="float" office:value="1207.562">
            <text:p>1207,56</text:p>
          </table:table-cell>
          <table:table-cell/>
        </table:table-row>
        <table:table-row table:style-name="ro2">
          <table:table-cell office:value-type="string">
            <text:p>SANTA EUGENIA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  <table:table-cell office:value-type="float" office:value="20.25">
            <text:p>20,25</text:p>
          </table:table-cell>
          <table:table-cell office:value-type="float" office:value="410.062">
            <text:p>410,06</text:p>
          </table:table-cell>
          <table:table-cell/>
        </table:table-row>
        <table:table-row table:style-name="ro2">
          <table:table-cell office:value-type="string">
            <text:p>SANTA EULARIA DEL RIU</text:p>
          </table:table-cell>
          <table:table-cell table:number-columns-repeated="2"/>
          <table:table-cell office:value-type="float" office:value="1187">
            <text:p>1187</text:p>
          </table:table-cell>
          <table:table-cell table:number-columns-repeated="3"/>
          <table:table-cell office:value-type="float" office:value="153.58">
            <text:p>153,58</text:p>
          </table:table-cell>
          <table:table-cell office:value-type="float" office:value="3586.816">
            <text:p>3586,82</text:p>
          </table:table-cell>
          <table:table-cell/>
        </table:table-row>
        <table:table-row table:style-name="ro2">
          <table:table-cell office:value-type="string">
            <text:p>SANTA MARGALIDA</text:p>
          </table:table-cell>
          <table:table-cell table:number-columns-repeated="2"/>
          <table:table-cell office:value-type="float" office:value="380">
            <text:p>380</text:p>
          </table:table-cell>
          <table:table-cell table:number-columns-repeated="3"/>
          <table:table-cell office:value-type="float" office:value="86.51">
            <text:p>86,51</text:p>
          </table:table-cell>
          <table:table-cell office:value-type="float" office:value="7483.98">
            <text:p>7483,98</text:p>
          </table:table-cell>
          <table:table-cell/>
        </table:table-row>
        <table:table-row table:style-name="ro2">
          <table:table-cell office:value-type="string">
            <text:p>SANTA MARIA DEL CAMI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office:value-type="float" office:value="37.62">
            <text:p>37,62</text:p>
          </table:table-cell>
          <table:table-cell office:value-type="float" office:value="1415.264">
            <text:p>1415,26</text:p>
          </table:table-cell>
          <table:table-cell/>
        </table:table-row>
        <table:table-row table:style-name="ro2">
          <table:table-cell office:value-type="string">
            <text:p>SANTANYI</text:p>
          </table:table-cell>
          <table:table-cell table:number-columns-repeated="2"/>
          <table:table-cell office:value-type="float" office:value="523">
            <text:p>523</text:p>
          </table:table-cell>
          <table:table-cell table:number-columns-repeated="3"/>
          <table:table-cell office:value-type="float" office:value="124.86">
            <text:p>124,86</text:p>
          </table:table-cell>
          <table:table-cell office:value-type="float" office:value="15590.019">
            <text:p>15590,02</text:p>
          </table:table-cell>
          <table:table-cell/>
        </table:table-row>
        <table:table-row table:style-name="ro2">
          <table:table-cell office:value-type="string">
            <text:p>SELVA 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3"/>
          <table:table-cell office:value-type="float" office:value="48.75">
            <text:p>48,75</text:p>
          </table:table-cell>
          <table:table-cell office:value-type="float" office:value="2376.562">
            <text:p>2376,56</text:p>
          </table:table-cell>
          <table:table-cell/>
        </table:table-row>
        <table:table-row table:style-name="ro2">
          <table:table-cell office:value-type="string">
            <text:p>SENCELLES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52.86">
            <text:p>52,86</text:p>
          </table:table-cell>
          <table:table-cell office:value-type="float" office:value="2794.179">
            <text:p>2794,18</text:p>
          </table:table-cell>
          <table:table-cell/>
        </table:table-row>
        <table:table-row table:style-name="ro2">
          <table:table-cell office:value-type="string">
            <text:p>SINEU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3"/>
          <table:table-cell office:value-type="float" office:value="47.74">
            <text:p>47,74</text:p>
          </table:table-cell>
          <table:table-cell office:value-type="float" office:value="2279.107">
            <text:p>2279,11</text:p>
          </table:table-cell>
          <table:table-cell/>
        </table:table-row>
        <table:table-row table:style-name="ro2">
          <table:table-cell office:value-type="string">
            <text:p>SOLLER</text:p>
          </table:table-cell>
          <table:table-cell table:number-columns-repeated="2"/>
          <table:table-cell office:value-type="float" office:value="447">
            <text:p>447</text:p>
          </table:table-cell>
          <table:table-cell table:number-columns-repeated="3"/>
          <table:table-cell office:value-type="float" office:value="42.8">
            <text:p>42,8</text:p>
          </table:table-cell>
          <table:table-cell office:value-type="float" office:value="1831.84">
            <text:p>1831,84</text:p>
          </table:table-cell>
          <table:table-cell/>
        </table:table-row>
        <table:table-row table:style-name="ro2">
          <table:table-cell office:value-type="string">
            <text:p>SON SERVERA</text:p>
          </table:table-cell>
          <table:table-cell table:number-columns-repeated="2"/>
          <table:table-cell office:value-type="float" office:value="451">
            <text:p>451</text:p>
          </table:table-cell>
          <table:table-cell table:number-columns-repeated="3"/>
          <table:table-cell office:value-type="float" office:value="42.56">
            <text:p>42,56</text:p>
          </table:table-cell>
          <table:table-cell office:value-type="float" office:value="1811.353">
            <text:p>1811,35</text:p>
          </table:table-cell>
          <table:table-cell/>
        </table:table-row>
        <table:table-row table:style-name="ro2">
          <table:table-cell office:value-type="string">
            <text:p>VALLDEMOSSA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42.93">
            <text:p>42,93</text:p>
          </table:table-cell>
          <table:table-cell office:value-type="float" office:value="1842.984">
            <text:p>1842,98</text:p>
          </table:table-cell>
          <table:table-cell/>
        </table:table-row>
        <table:table-row table:style-name="ro2">
          <table:table-cell office:value-type="string">
            <text:p>VILAFRANCA DE BONANY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3"/>
          <table:table-cell office:value-type="float" office:value="23.96">
            <text:p>23,96</text:p>
          </table:table-cell>
          <table:table-cell office:value-type="float" office:value="574.081">
            <text:p>574,08</text:p>
          </table:table-cell>
          <table:table-cell/>
        </table:table-row>
        <table:table-row table:style-name="ro2">
          <table:table-cell table:number-columns-repeated="8"/>
          <table:table-cell table:formula="of:= SUM([.I4:.I70])" office:value-type="float" office:value="609503.036">
            <text:p>609503,04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JERCICIO 2:</text:p>
          </table:table-cell>
          <table:table-cell table:number-columns-repeated="9"/>
        </table:table-row>
        <table:table-row table:style-name="ro3">
          <table:table-cell office:value-type="string">
            <text:p><text:span text:style-name="T1">RANG: </text:span><text:span text:style-name="T2">14529</text:span> <text:s/>(SE OBTIENE DE RESTAR EL VALOR MÍNIMO “12” AL VALOR MAXIMO “14541”).</text:p>
          </table:table-cell>
          <table:table-cell table:number-columns-repeated="9"/>
        </table:table-row>
        <table:table-row table:style-name="ro3">
          <table:table-cell office:value-type="string">
            <text:p>RANG INTERQUARTÍLIC:<text:span text:style-name="T2"> 391,5</text:span> (SE OBTIENE DE RESTAR EL 1ER CUARTIL “58,5” AL 3ER CUARTIL “450”). </text:p>
          </table:table-cell>
          <table:table-cell table:number-columns-repeated="9"/>
        </table:table-row>
        <table:table-row table:style-name="ro3">
          <table:table-cell office:value-type="string">
            <text:p>VARIÀNCIA: <text:span text:style-name="T2">3174844,66</text:span> (SE OBTIENE CON LA SUMA DE CADA VALOR AL CUADRADO, DIVIDIDO POR EL NUMERO DE VARIABLES, Y AL RESULTADO SE LE RESTA LA MEDIA AL CUADRADO- FORMULA DE LOS APUNTES-. <text:s/></text:p>
          </table:table-cell>
          <table:table-cell table:number-columns-repeated="9"/>
        </table:table-row>
        <table:table-row table:style-name="ro3">
          <table:table-cell office:value-type="string">
            <text:p>DESVIACIÓ TÍPICA:<text:span text:style-name="T2"> 1781,80 </text:span><text:span text:style-name="T1">(SE OBTIENE CALCULANDO LA RAIZ CUADRADA DE LA VARIANZA).</text:span>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EJERCICIO 3:</text:p>
          </table:table-cell>
          <table:table-cell table:number-columns-repeated="9"/>
        </table:table-row>
        <table:table-row table:style-name="ro3">
          <table:table-cell office:value-type="string">
            <text:p>MEDIANA: <text:span text:style-name="T2">164</text:span></text:p>
          </table:table-cell>
          <table:table-cell table:number-columns-repeated="9"/>
        </table:table-row>
        <table:table-row table:style-name="ro3">
          <table:table-cell office:value-type="string">
            <text:p>PRIMER CUARTIL: <text:span text:style-name="T2">58,5</text:span></text:p>
          </table:table-cell>
          <table:table-cell table:number-columns-repeated="9"/>
        </table:table-row>
        <table:table-row table:style-name="ro3">
          <table:table-cell office:value-type="string">
            <text:p>TERCER CUARTIL: <text:span text:style-name="T2">450</text:span></text:p>
          </table:table-cell>
          <table:table-cell table:number-columns-repeated="9"/>
        </table:table-row>
        <table:table-row table:style-name="ro3">
          <table:table-cell office:value-type="string">
            <text:p>LIMITE ATIPICO INFERIOR LAI: <text:span text:style-name="T2">-528,75</text:span><text:span text:style-name="T1"> (1er cuartil – 1,5 x RIC = 58,5 – 1,5 x 391,5 = -528,75)</text:span></text:p>
          </table:table-cell>
          <table:table-cell table:number-columns-repeated="9"/>
        </table:table-row>
        <table:table-row table:style-name="ro3">
          <table:table-cell office:value-type="string">
            <text:p>LIMITE ATIPICO SUPERIOR LAS:<text:span text:style-name="T2">1037,25</text:span> <text:s/>(3er cuartil + 1,5 x RIC = 450 + 1,5 X 391,5 = 1037,25)</text:p>
          </table:table-cell>
          <table:table-cell table:number-columns-repeated="9"/>
        </table:table-row>
        <table:table-row table:style-name="ro3">
          <table:table-cell office:value-type="string">
            <text:p>LIMITE EXTREMO INFERIOR LEI : <text:span text:style-name="T2">-1116 </text:span><text:span text:style-name="T1">(1er cuartil – 3 x RIC = 58,5 + 3 x 391,5 = -1116)</text:span></text:p>
          </table:table-cell>
          <table:table-cell table:number-columns-repeated="9"/>
        </table:table-row>
        <table:table-row table:style-name="ro3">
          <table:table-cell office:value-type="string">
            <text:p>LIMITE EXTREMO SUPERIOR LES : <text:span text:style-name="T2">1624,5 </text:span><text:span text:style-name="T1">(3er cuartil + 3 x RIC = 450 + 3 x 391,5 = 1624,5)</text:span></text:p>
          </table:table-cell>
          <table:table-cell table:number-columns-repeated="9"/>
        </table:table-row>
        <table:table-row table:style-name="ro3">
          <table:table-cell office:value-type="string">
            <text:p>MAXIMO VALOR TIPICO: <text:span text:style-name="T2">898 </text:span><text:span text:style-name="T1">(ES EL VALOR MAS ALTO QUE SE ENCUENTRA POR DEBAJO DEL “LAS”)</text:span></text:p>
          </table:table-cell>
          <table:table-cell table:number-columns-repeated="9"/>
        </table:table-row>
        <table:table-row table:style-name="ro3">
          <table:table-cell office:value-type="string">
            <text:p>MINIMO VALOR TIPICO: <text:span text:style-name="T2">12 </text:span><text:span text:style-name="T1">(ES EL VALOR MAS BAJO QUE SE ENCUENTRA DENTRO DEL “LAI”)</text:span></text:p>
          </table:table-cell>
          <table:table-cell table:number-columns-repeated="9"/>
        </table:table-row>
        <table:table-row table:style-name="ro3">
          <table:table-cell office:value-type="string">
            <text:p>VALORES ATIPICOS: <text:span text:style-name="T2">1363, 1315, 1187 Y 1065. </text:span><text:span text:style-name="T1">(VALORES QUE SE ENCUENTRAN ENTRE LAS Y LES).</text:span></text:p>
          </table:table-cell>
          <table:table-cell table:number-columns-repeated="9"/>
        </table:table-row>
        <table:table-row table:style-name="ro3">
          <table:table-cell office:value-type="string">
            <text:p>VALORES EXTREMOS: <text:span text:style-name="T2">14541, 2374 Y 2080. </text:span><text:span text:style-name="T1">(VALORES QUE ENCUENTRAN POR ENCIMA DE LES).</text:span>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EJERCICIO 4:</text:p>
          </table:table-cell>
          <table:table-cell table:number-columns-repeated="9"/>
        </table:table-row>
        <table:table-row table:style-name="ro3">
          <table:table-cell office:value-type="string">
            <text:p>MADIANA: </text:p>
          </table:table-cell>
          <table:table-cell office:value-type="string">
            <text:p><text:span text:style-name="T2">74,5 </text:span><text:span text:style-name="T1">(SE OBTIENE SUMANDO TODOS LOS VALORES “4991,67”, DIVIDIDO POR EL NÚMERO DE VALORES EN ESTE CASO <text:s/>“67” QUE ES EL NÚMERO DE MUNICIPIOS)</text:span></text:p>
          </table:table-cell>
          <table:table-cell table:number-columns-repeated="8"/>
        </table:table-row>
        <table:table-row table:style-name="ro3">
          <table:table-cell office:value-type="string">
            <text:p>VARIANCIA: <text:span text:style-name="T2">3546,81 <text:s/></text:span><text:span text:style-name="T1">(SE OBTIENE CON LA SUMA DE CADA VALOR AL CUADRADO, DIVIDIDO POR EL NUMERO DE VARIABLES, Y AL RESULTADO SE LE RESTA LA MEDIA AL CUADRADO- FORMULA DE LOS APUNTES-. <text:s/></text:span></text:p>
          </table:table-cell>
          <table:table-cell table:number-columns-repeated="9"/>
        </table:table-row>
        <table:table-row table:style-name="ro3">
          <table:table-cell office:value-type="string">
            <text:p>DESVIACION TIPICA: <text:span text:style-name="T2">59,55 </text:span><text:span text:style-name="T1">(SE OBTIENE REALIZANDO LA RAIZ CUADRADA DE LA “VARIANCIA”).</text:span>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EJERCICIO 5: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>
            <draw:frame table:end-cell-address="Hoja1.N125" table:end-x="0.837cm" table:end-y="0.064cm" draw:z-index="0" draw:style-name="gr1" svg:width="27.822cm" svg:height="9.908cm" svg:x="0.112cm" svg:y="0.092cm">
              <draw:object draw:notify-on-update-of-ranges="H4:Hoja1.H70 D4:Hoja1.D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23">
          <table:table-cell table:number-columns-repeated="10"/>
        </table:table-row>
        <table:table-row table:style-name="ro2">
          <table:table-cell office:value-type="string">
            <text:p>EJERCICIO 6: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COVARIANZA: </text:p>
          </table:table-cell>
          <table:table-cell table:formula="of:=COVAR([.H4:.H70];[.D4:.D70])" office:value-type="float" office:value="41738.3593606594">
            <text:p>41738,36</text:p>
          </table:table-cell>
          <table:table-cell table:number-columns-repeated="8"/>
        </table:table-row>
        <table:table-row table:style-name="ro2">
          <table:table-cell office:value-type="string">
            <text:p>COEFICIENTE DE CORRELACIÓN:</text:p>
          </table:table-cell>
          <table:table-cell table:number-columns-repeated="2"/>
          <table:table-cell table:formula="of:=CORREL([.H4:.H70];[.D4:.D70])" office:value-type="float" office:value="0.369430700177737">
            <text:p>0,37</text:p>
          </table:table-cell>
          <table:table-cell office:value-type="string">
            <text:p>NO EXISTE UNA FUERTE RELACIÓN LINEAL, DEBIDO A QUE EL VALOR ESTÁ MÁS CERCANO A 0 QUE A1.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22:1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san</meta:initial-creator>
    <meta:creation-date>2011-03-17T19:23:45.63</meta:creation-date>
    <dc:date>2011-04-03T22:15:53.83</dc:date>
    <dc:creator>toni san</dc:creator>
    <meta:editing-duration>PT15H52M12S</meta:editing-duration>
    <meta:editing-cycles>23</meta:editing-cycles>
    <meta:generator>OpenOffice.org/3.2$Win32 OpenOffice.org_project/320m18$Build-9502</meta:generator>
    <meta:printed-by>toni san</meta:printed-by>
    <meta:print-date>2011-04-03T10:29:33.67</meta:print-date>
    <meta:document-statistic meta:table-count="3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23cm" svg:height="9.909cm" xlink:href=".." chart:class="chart:scatter" chart:style-name="ch1">
        <chart:plot-area chart:style-name="ch2" table:cell-range-address="H4:Hoja1.H70 D4:Hoja1.D70" svg:x="0.911cm" svg:y="0.198cm" svg:width="26.356cm" svg:height="9.516cm">
          <chart:axis chart:dimension="x" chart:name="primary-x" chart:style-name="ch3">
            <chart:title svg:x="13.673cm" svg:y="9.314cm" chart:style-name="ch4">
              <text:p>superficie</text:p>
            </chart:title>
          </chart:axis>
          <chart:axis chart:dimension="y" chart:name="primary-y" chart:style-name="ch3">
            <chart:title svg:x="0.557cm" svg:y="6.244cm" chart:style-name="ch5">
              <text:p>número de empresas</text:p>
            </chart:title>
            <chart:grid chart:style-name="ch6" chart:class="major"/>
          </chart:axis>
          <chart:series chart:style-name="ch7" chart:values-cell-range-address="D4:Hoja1.D70" chart:class="chart:scatter">
            <chart:domain table:cell-range-address="H4:Hoja1.H70"/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.86">
                <text:p text:id="H4:Hoja1.H70">109.86</text:p>
              </table:table-cell>
              <table:table-cell office:value-type="float" office:value="321">
                <text:p text:id="D4:Hoja1.D70">3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72">
                <text:p>45.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2">
                <text:p>60.0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78">
                <text:p>89.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46">
                <text:p>81.4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4">
                <text:p>23.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.79">
                <text:p>139.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06">
                <text:p>18.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77">
                <text:p>29.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9">
                <text:p>8.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7">
                <text:p>84.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.02">
                <text:p>145.0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65">
                <text:p>34.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.69">
                <text:p>149.6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92">
                <text:p>54.9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66">
                <text:p>11.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.34">
                <text:p>186.3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7">
                <text:p>13.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7">
                <text:p>15.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1">
                <text:p>15.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14">
                <text:p>11.14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.39">
                <text:p>139.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29">
                <text:p>35.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44">
                <text:p>13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.79">
                <text:p>169.7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09">
                <text:p>66.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24">
                <text:p>83.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49">
                <text:p>19.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34">
                <text:p>58.3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4">
                <text:p>17.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">
                <text:p>12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92">
                <text:p>34.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.33">
                <text:p>327.3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0.31">
                <text:p>260.3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89">
                <text:p>19.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.2">
                <text:p>117.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52">
                <text:p>30.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22">
                <text:p>54.2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.34">
                <text:p>138.3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42">
                <text:p>31.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13">
                <text:p>41.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61">
                <text:p>58.6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8.63">
                <text:p>208.63</text:p>
              </table:table-cell>
              <table:table-cell office:value-type="float" office:value="14541">
                <text:p>14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04">
                <text:p>70.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9">
                <text:p>48.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.65">
                <text:p>151.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91">
                <text:p>86.9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31">
                <text:p>42.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.12">
                <text:p>39.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.8">
                <text:p>126.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54">
                <text:p>38.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.66">
                <text:p>121.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38">
                <text:p>159.3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.08">
                <text:p>82.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75">
                <text:p>34.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25">
                <text:p>20.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.58">
                <text:p>153.5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.51">
                <text:p>86.5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.62">
                <text:p>37.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.86">
                <text:p>124.8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.75">
                <text:p>48.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.86">
                <text:p>52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74">
                <text:p>47.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8">
                <text:p>42.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56">
                <text:p>42.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93">
                <text:p>42.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96">
                <text:p>23.9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